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IỂN SỐ XE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27T18:58:29</dc:date>
    <dc:creator>phung11764 </dc:creator>
    <meta:editing-duration>PT6H18M32S</meta:editing-duration>
    <meta:editing-cycles>12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3" meta:object-count="0"/>
  </office:meta>
</office:document-meta>
</file>